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5E8EB61FA2CD91DFBF.png" manifest:media-type="image/png"/>
  <manifest:file-entry manifest:full-path="Pictures/10000000000009B000000DB47A26D6DC3CD35D66.jpg" manifest:media-type="image/jpeg"/>
  <manifest:file-entry manifest:full-path="Pictures/10000000000009B000000DB49A3A13E0BF53CFA4.png" manifest:media-type="image/png"/>
  <manifest:file-entry manifest:full-path="Pictures/100000000000005E0000005E8C0AA14D3FB2FD7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1" svg:font-family="Carlito" style:font-family-generic="swiss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6.016cm" fo:margin-left="2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292cm"/>
    </style:style>
    <style:style style:name="Tabela2.B" style:family="table-column">
      <style:table-column-properties style:column-width="10.724cm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row-height="0.101cm" fo:background-color="transparent" fo:keep-together="auto">
        <style:background-image/>
      </style:table-row-properties>
    </style:style>
    <style:style style:name="Tabela2.A2" style:family="table-cell">
      <style:table-cell-properties style:vertical-align="" fo:background-color="#000000" fo:padding="0.097cm" fo:border="0.05pt solid #000000" style:writing-mode="lr-tb">
        <style:background-image/>
      </style:table-cell-properties>
    </style:style>
    <style:style style:name="Tabe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9" style:family="table-row">
      <style:table-row-properties style:row-height="0.101cm"/>
    </style:style>
    <style:style style:name="Tabela2.A9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16cm" fo:margin-left="2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3.A" style:family="table-column">
      <style:table-column-properties style:column-width="5.292cm"/>
    </style:style>
    <style:style style:name="Tabela3.B" style:family="table-column">
      <style:table-column-properties style:column-width="10.724cm"/>
    </style:style>
    <style:style style:name="Tabela3.A1" style:family="table-cell">
      <style:table-cell-properties fo:padding="0.097cm" fo:border="0.05pt solid #000000"/>
    </style:style>
    <style:style style:name="Tabela3.2" style:family="table-row">
      <style:table-row-properties style:row-height="0.101cm"/>
    </style:style>
    <style:style style:name="Tabela3.A2" style:family="table-cell">
      <style:table-cell-properties fo:background-color="#000000" fo:padding="0.097cm" fo:border="0.05pt solid #000000">
        <style:background-image/>
      </style:table-cell-properties>
    </style:style>
    <style:style style:name="Tabe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9" style:family="table-row">
      <style:table-row-properties style:row-height="0.101cm" fo:background-color="transparent" fo:keep-together="auto">
        <style:background-image/>
      </style:table-row-properties>
    </style:style>
    <style:style style:name="Tabela3.A9" style:family="table-cell">
      <style:table-cell-properties style:vertical-align="" fo:background-color="#00000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 style:master-page-name="">
      <style:table-properties style:width="16cm" style:page-number="auto" table:align="center" style:shadow="none"/>
    </style:style>
    <style:style style:name="Tabela4.A" style:family="table-column">
      <style:table-column-properties style:column-width="16cm"/>
    </style:style>
    <style:style style:name="Tabela4.A1" style:family="table-cell">
      <style:table-cell-properties style:vertical-align="middle" fo:padding="0.097cm" fo:border="none"/>
    </style:style>
    <style:style style:name="Tabela1" style:family="table" style:master-page-name="">
      <style:table-properties style:width="16cm" style:page-number="auto" table:align="center" style:shadow="none"/>
    </style:style>
    <style:style style:name="Tabela1.A" style:family="table-column">
      <style:table-column-properties style:column-width="7.999cm"/>
    </style:style>
    <style:style style:name="Tabela1.B" style:family="table-column">
      <style:table-column-properties style:column-width="8.001cm"/>
    </style:style>
    <style:style style:name="Tabela1.A1" style:family="table-cell">
      <style:table-cell-properties style:vertical-align="middle" fo:padding="0.097cm" fo:border="none"/>
    </style:style>
    <style:style style:name="Tabela5" style:family="table" style:master-page-name="">
      <style:table-properties style:width="16cm" style:page-number="auto" table:align="center" style:shadow="none"/>
    </style:style>
    <style:style style:name="Tabela5.A" style:family="table-column">
      <style:table-column-properties style:column-width="7.999cm"/>
    </style:style>
    <style:style style:name="Tabela5.B" style:family="table-column">
      <style:table-column-properties style:column-width="8.001cm"/>
    </style:style>
    <style:style style:name="Tabela5.A1" style:family="table-cell">
      <style:table-cell-properties style:vertical-align="middle" fo:padding="0.097cm" fo:border="none"/>
    </style:style>
    <style:style style:name="Tabela6" style:family="table" style:master-page-name="">
      <style:table-properties style:width="16cm" style:page-number="auto" table:align="center" style:shadow="none"/>
    </style:style>
    <style:style style:name="Tabela6.A" style:family="table-column">
      <style:table-column-properties style:column-width="16cm"/>
    </style:style>
    <style:style style:name="Tabela6.A1" style:family="table-cell">
      <style:table-cell-properties style:vertical-align="middle" fo:padding="0.097cm" fo:border="none"/>
    </style:style>
    <style:style style:name="Tabela7" style:family="table" style:master-page-name="">
      <style:table-properties style:width="16cm" style:page-number="auto" table:align="center" style:shadow="none"/>
    </style:style>
    <style:style style:name="Tabela7.A" style:family="table-column">
      <style:table-column-properties style:column-width="7.999cm"/>
    </style:style>
    <style:style style:name="Tabela7.B" style:family="table-column">
      <style:table-column-properties style:column-width="8.001cm"/>
    </style:style>
    <style:style style:name="Tabela7.A1" style:family="table-cell">
      <style:table-cell-properties style:vertical-align="middle" fo:padding="0.097cm" fo:border="none"/>
    </style:style>
    <style:style style:name="Tabela8" style:family="table" style:master-page-name="">
      <style:table-properties style:width="16cm" style:page-number="auto" table:align="center" style:shadow="none"/>
    </style:style>
    <style:style style:name="Tabela8.A" style:family="table-column">
      <style:table-column-properties style:column-width="7.999cm"/>
    </style:style>
    <style:style style:name="Tabela8.B" style:family="table-column">
      <style:table-column-properties style:column-width="8.001cm"/>
    </style:style>
    <style:style style:name="Tabela8.A1" style:family="table-cell">
      <style:table-cell-properties style:vertical-align="middle" fo:padding="0.097cm" fo:border="none"/>
    </style:style>
    <style:style style:name="Tabela10" style:family="table" style:master-page-name="">
      <style:table-properties style:width="16cm" style:page-number="auto" table:align="center" style:shadow="none"/>
    </style:style>
    <style:style style:name="Tabela10.A" style:family="table-column">
      <style:table-column-properties style:column-width="7.999cm"/>
    </style:style>
    <style:style style:name="Tabela10.B" style:family="table-column">
      <style:table-column-properties style:column-width="8.001cm"/>
    </style:style>
    <style:style style:name="Tabela10.A1" style:family="table-cell">
      <style:table-cell-properties style:vertical-align="middle" fo:padding="0.097cm" fo:border="none"/>
    </style:style>
    <style:style style:name="Tabela11" style:family="table" style:master-page-name="">
      <style:table-properties style:width="16cm" style:page-number="auto" table:align="center" style:shadow="none"/>
    </style:style>
    <style:style style:name="Tabela11.A" style:family="table-column">
      <style:table-column-properties style:column-width="7.999cm"/>
    </style:style>
    <style:style style:name="Tabela11.B" style:family="table-column">
      <style:table-column-properties style:column-width="8.001cm"/>
    </style:style>
    <style:style style:name="Tabela1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111c27" fo:font-size="14pt" officeooo:rsid="001b52ae" officeooo:paragraph-rsid="001b52a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111c27" fo:font-size="14pt" officeooo:rsid="00130d38" officeooo:paragraph-rsid="00130d3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111c27" style:font-name="Carlito" fo:font-size="28pt" fo:font-style="normal" fo:font-weight="bold" style:font-size-asian="28pt" style:font-style-asian="normal" style:font-weight-asian="bold" style:font-size-complex="26pt"/>
    </style:style>
    <style:style style:name="P4" style:family="paragraph" style:parent-style-name="Standard">
      <style:paragraph-properties fo:text-align="center" style:justify-single-word="false"/>
      <style:text-properties fo:color="#111c27" style:font-name="Caladea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officeooo:paragraph-rsid="0071170a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Carlito" fo:font-size="10pt" fo:font-style="normal" fo:font-weight="bold" style:font-size-asian="8.75pt" style:font-style-asian="normal" style:font-weight-asian="bold" style:font-size-complex="10pt"/>
    </style:style>
    <style:style style:name="P7" style:family="paragraph" style:parent-style-name="Text_20_body_20_indent">
      <style:paragraph-properties fo:margin-left="3.81cm" fo:margin-right="0cm" fo:text-indent="0cm" style:auto-text-indent="false"/>
      <style:text-properties officeooo:rsid="001beaf1" officeooo:paragraph-rsid="001beaf1"/>
    </style:style>
    <style:style style:name="P8" style:family="paragraph" style:parent-style-name="Text_20_body_20_indent">
      <style:paragraph-properties fo:margin-left="3.81cm" fo:margin-right="0cm" fo:text-indent="0cm" style:auto-text-indent="false"/>
      <style:text-properties officeooo:rsid="001cf8d6" officeooo:paragraph-rsid="001cf8d6"/>
    </style:style>
    <style:style style:name="P9" style:family="paragraph" style:parent-style-name="Text_20_body_20_indent">
      <style:paragraph-properties fo:margin-left="3.81cm" fo:margin-right="0cm" fo:text-indent="0cm" style:auto-text-indent="false"/>
      <style:text-properties style:text-underline-style="solid" style:text-underline-width="auto" style:text-underline-color="font-color" officeooo:rsid="0023574d" officeooo:paragraph-rsid="0023574d"/>
    </style:style>
    <style:style style:name="P10" style:family="paragraph" style:parent-style-name="Heading_20_2">
      <style:text-properties officeooo:rsid="001b52ae" officeooo:paragraph-rsid="001b52ae"/>
    </style:style>
    <style:style style:name="P11" style:family="paragraph" style:parent-style-name="Heading_20_2">
      <style:text-properties officeooo:rsid="001ba6fe" officeooo:paragraph-rsid="001ba6fe"/>
    </style:style>
    <style:style style:name="P12" style:family="paragraph" style:parent-style-name="Heading_20_2">
      <style:text-properties officeooo:paragraph-rsid="002233f4"/>
    </style:style>
    <style:style style:name="P13" style:family="paragraph" style:parent-style-name="Heading_20_2">
      <style:text-properties officeooo:rsid="002233f4" officeooo:paragraph-rsid="002233f4"/>
    </style:style>
    <style:style style:name="P14" style:family="paragraph" style:parent-style-name="Título_20_2_20_em_20_tabela">
      <style:text-properties officeooo:paragraph-rsid="0023382d"/>
    </style:style>
    <style:style style:name="P15" style:family="paragraph" style:parent-style-name="Table_20_Contents">
      <style:text-properties style:font-name-asian="Noto Sans CJK SC Regular" style:font-name-complex="FreeSans" style:font-size-complex="14pt"/>
    </style:style>
    <style:style style:name="P16" style:family="paragraph" style:parent-style-name="Table_20_Contents">
      <style:text-properties fo:font-size="12pt" officeooo:rsid="0023382d" officeooo:paragraph-rsid="0023382d" style:font-name-asian="Noto Sans CJK SC Regular" style:font-size-asian="12pt" style:font-name-complex="FreeSans" style:font-size-complex="12pt"/>
    </style:style>
    <style:style style:name="P17" style:family="paragraph" style:parent-style-name="Table_20_Contents">
      <style:text-properties fo:font-size="12pt" officeooo:rsid="0023382d" officeooo:paragraph-rsid="00416d4b" style:font-name-asian="Noto Sans CJK SC Regular" style:font-size-asian="12pt" style:font-name-complex="FreeSans" style:font-size-complex="12pt"/>
    </style:style>
    <style:style style:name="P18" style:family="paragraph" style:parent-style-name="Table_20_Contents">
      <style:text-properties officeooo:paragraph-rsid="0033b63c"/>
    </style:style>
    <style:style style:name="P19" style:family="paragraph" style:parent-style-name="Table_20_Contents">
      <style:text-properties officeooo:paragraph-rsid="0023382d"/>
    </style:style>
    <style:style style:name="P20" style:family="paragraph" style:parent-style-name="Table_20_Contents">
      <style:text-properties officeooo:paragraph-rsid="00416d4b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111c27" style:font-name="Carlito" fo:font-size="6pt" fo:font-style="normal" fo:font-weight="bold" officeooo:rsid="00130d38" officeooo:paragraph-rsid="007df819" style:font-size-asian="6pt" style:font-style-asian="normal" style:font-weight-asian="bold" style:font-size-complex="6pt" style:font-weight-complex="bold"/>
    </style:style>
    <style:style style:name="P22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023382d" fo:background-color="#000000" style:font-name-asian="Noto Sans CJK SC Regular" style:font-size-asian="2pt" style:font-name-complex="FreeSans" style:font-size-complex="2pt"/>
    </style:style>
    <style:style style:name="P23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033b63c" fo:background-color="#000000" style:font-name-asian="Noto Sans CJK SC Regular" style:font-size-asian="2pt" style:font-name-complex="FreeSans" style:font-size-complex="2pt"/>
    </style:style>
    <style:style style:name="P24" style:family="paragraph" style:parent-style-name="Table_20_Contents">
      <loext:graphic-properties draw:fill="solid" draw:fill-color="#000000"/>
      <style:paragraph-properties fo:background-color="#000000" style:writing-mode="lr-tb"/>
      <style:text-properties officeooo:paragraph-rsid="0033b63c" fo:background-color="#000000"/>
    </style:style>
    <style:style style:name="P25" style:family="paragraph" style:parent-style-name="Table_20_Contents">
      <loext:graphic-properties draw:fill="solid" draw:fill-color="#000000"/>
      <style:paragraph-properties fo:background-color="#000000" style:writing-mode="lr-tb"/>
      <style:text-properties fo:font-size="2pt" officeooo:rsid="003578ca" officeooo:paragraph-rsid="0023382d" style:font-name-asian="Noto Sans CJK SC Regular" style:font-size-asian="2pt" style:font-name-complex="FreeSans" style:font-size-complex="2pt"/>
    </style:style>
    <style:style style:name="P26" style:family="paragraph" style:parent-style-name="Standard">
      <style:text-properties officeooo:paragraph-rsid="0023382d"/>
    </style:style>
    <style:style style:name="P27" style:family="paragraph" style:parent-style-name="Text_20_body" style:master-page-name="First_20_Page">
      <style:paragraph-properties style:page-number="1"/>
    </style:style>
    <style:style style:name="P28" style:family="paragraph" style:parent-style-name="Text_20_body">
      <style:paragraph-properties fo:text-align="center" style:justify-single-word="false"/>
      <style:text-properties officeooo:paragraph-rsid="00948991"/>
    </style:style>
    <style:style style:name="P29" style:family="paragraph" style:parent-style-name="Text_20_body">
      <style:text-properties officeooo:paragraph-rsid="00b7fa0b"/>
    </style:style>
    <style:style style:name="P30" style:family="paragraph" style:parent-style-name="Text_20_body">
      <style:paragraph-properties fo:text-align="center" style:justify-single-word="false"/>
      <style:text-properties officeooo:rsid="0091ce55" officeooo:paragraph-rsid="00c10d9c"/>
    </style:style>
    <style:style style:name="P31" style:family="paragraph" style:parent-style-name="Text_20_body">
      <style:text-properties officeooo:paragraph-rsid="00c10d9c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 style:writing-mode="lr-tb"/>
      <style:text-properties officeooo:paragraph-rsid="00b7fa0b"/>
    </style:style>
    <style:style style:name="P33" style:family="paragraph" style:parent-style-name="Text_20_body">
      <style:paragraph-properties fo:margin-top="0cm" fo:margin-bottom="0cm" loext:contextual-spacing="false" fo:text-align="center" style:justify-single-word="false" style:writing-mode="lr-tb"/>
      <style:text-properties officeooo:rsid="00c359a7" officeooo:paragraph-rsid="00c359a7"/>
    </style:style>
    <style:style style:name="P34" style:family="paragraph" style:parent-style-name="Heading_20_1">
      <style:text-properties officeooo:rsid="0016bcf3" officeooo:paragraph-rsid="0016bcf3"/>
    </style:style>
    <style:style style:name="P35" style:family="paragraph" style:parent-style-name="Heading_20_1">
      <style:text-properties officeooo:rsid="00230e7c" officeooo:paragraph-rsid="00230e7c"/>
    </style:style>
    <style:style style:name="P36" style:family="paragraph" style:parent-style-name="Heading_20_1">
      <style:text-properties officeooo:rsid="00b7fa0b" officeooo:paragraph-rsid="00b7fa0b"/>
    </style:style>
    <style:style style:name="P37" style:family="paragraph" style:parent-style-name="Heading_20_1" style:master-page-name="">
      <style:paragraph-properties style:page-number="auto"/>
      <style:text-properties officeooo:paragraph-rsid="00c10d9c"/>
    </style:style>
    <style:style style:name="P38" style:family="paragraph" style:parent-style-name="Heading_20_1" style:master-page-name="">
      <style:paragraph-properties style:page-number="auto"/>
      <style:text-properties officeooo:rsid="00b7fa0b" officeooo:paragraph-rsid="00b7fa0b"/>
    </style:style>
    <style:style style:name="P39" style:family="paragraph" style:parent-style-name="Heading_20_1" style:master-page-name="">
      <style:paragraph-properties style:page-number="auto"/>
      <style:text-properties officeooo:rsid="00b7fa0b" officeooo:paragraph-rsid="00c10d9c"/>
    </style:style>
    <style:style style:name="P40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41" style:family="paragraph" style:parent-style-name="Header">
      <loext:graphic-properties draw:fill="bitmap" draw:fill-image-name="Sky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>
        <style:background-image xlink:href="Pictures/100000000000005E0000005E8EB61FA2CD91DFBF.png" xlink:type="simple" xlink:actuate="onLoad"/>
      </style:paragraph-properties>
    </style:style>
    <style:style style:name="P42" style:family="paragraph" style:parent-style-name="Text_20_body_20_indent" style:list-style-name="L1">
      <style:text-properties officeooo:rsid="001ba6fe" officeooo:paragraph-rsid="001ba6fe"/>
    </style:style>
    <style:style style:name="P43" style:family="paragraph" style:parent-style-name="Text_20_body_20_indent" style:list-style-name="L1">
      <style:text-properties officeooo:rsid="001b52ae" officeooo:paragraph-rsid="0049eee6"/>
    </style:style>
    <style:style style:name="P44" style:family="paragraph" style:parent-style-name="Text_20_body_20_indent" style:list-style-name="L1">
      <style:text-properties officeooo:rsid="0020d528" officeooo:paragraph-rsid="0020d528"/>
    </style:style>
    <style:style style:name="P45" style:family="paragraph" style:parent-style-name="Text_20_body_20_indent" style:list-style-name="L1">
      <style:text-properties officeooo:rsid="0020d528" officeooo:paragraph-rsid="0049eee6"/>
    </style:style>
    <style:style style:name="P46" style:family="paragraph" style:parent-style-name="Text_20_body_20_indent" style:list-style-name="L2">
      <style:text-properties officeooo:rsid="0020d528" officeooo:paragraph-rsid="0020d528"/>
    </style:style>
    <style:style style:name="P47" style:family="paragraph" style:parent-style-name="Text_20_body_20_indent" style:list-style-name="L2">
      <style:text-properties officeooo:rsid="0020d528" officeooo:paragraph-rsid="002233f4"/>
    </style:style>
    <style:style style:name="P48" style:family="paragraph" style:parent-style-name="Text_20_body_20_indent" style:list-style-name="L2"/>
    <style:style style:name="P49" style:family="paragraph" style:parent-style-name="Text_20_body_20_indent" style:list-style-name="L2">
      <style:text-properties officeooo:rsid="001beaf1" officeooo:paragraph-rsid="001beaf1"/>
    </style:style>
    <style:style style:name="P50" style:family="paragraph" style:parent-style-name="Text_20_body_20_indent" style:list-style-name="L3">
      <style:text-properties fo:font-weight="bold" officeooo:rsid="001beaf1" officeooo:paragraph-rsid="001beaf1" style:font-weight-asian="bold" style:font-weight-complex="bold"/>
    </style:style>
    <style:style style:name="P51" style:family="paragraph" style:parent-style-name="Text_20_body_20_indent" style:list-style-name="L4">
      <style:text-properties fo:font-weight="bold" officeooo:rsid="001cf8d6" officeooo:paragraph-rsid="001cf8d6" style:font-weight-asian="bold" style:font-weight-complex="bold"/>
    </style:style>
    <style:style style:name="P52" style:family="paragraph" style:parent-style-name="Text_20_body_20_indent" style:list-style-name="L5">
      <style:text-properties fo:font-weight="bold" officeooo:rsid="002233f4" officeooo:paragraph-rsid="002233f4" style:font-weight-asian="bold" style:font-weight-complex="bold"/>
    </style:style>
    <style:style style:name="P53" style:family="paragraph" style:parent-style-name="Text_20_body_20_indent" style:list-style-name="L2">
      <style:text-properties fo:font-weight="bold" officeooo:rsid="0023574d" officeooo:paragraph-rsid="0023574d" style:font-weight-asian="bold" style:font-weight-complex="bold"/>
    </style:style>
    <style:style style:name="P54" style:family="paragraph" style:parent-style-name="Text_20_body_20_indent" style:list-style-name="L5">
      <style:text-properties officeooo:rsid="002233f4" officeooo:paragraph-rsid="002233f4"/>
    </style:style>
    <style:style style:name="P55" style:family="paragraph" style:parent-style-name="Text_20_body_20_indent" style:list-style-name="L6">
      <style:text-properties officeooo:rsid="0022c8d6" officeooo:paragraph-rsid="0022c8d6"/>
    </style:style>
    <style:style style:name="P56" style:family="paragraph" style:parent-style-name="Text_20_body_20_indent">
      <style:paragraph-properties fo:margin-left="3.81cm" fo:margin-right="0cm" fo:text-indent="0cm" style:auto-text-indent="false"/>
      <style:text-properties fo:color="#800000" officeooo:rsid="00b9ae7b" officeooo:paragraph-rsid="00b9ae7b"/>
    </style:style>
    <style:style style:name="P57" style:family="paragraph" style:parent-style-name="Título_20_2_20_em_20_tabela">
      <style:text-properties officeooo:rsid="00baf784" officeooo:paragraph-rsid="00baf784"/>
    </style:style>
    <style:style style:name="P58" style:family="paragraph" style:parent-style-name="Título_20_2_20_em_20_tabela">
      <style:text-properties officeooo:rsid="00baf784" officeooo:paragraph-rsid="00c10d9c"/>
    </style:style>
    <style:style style:name="P59" style:family="paragraph" style:parent-style-name="Título_20_2_20_em_20_tabela">
      <style:text-properties officeooo:rsid="00bc76fd" officeooo:paragraph-rsid="00bc76fd"/>
    </style:style>
    <style:style style:name="P60" style:family="paragraph" style:parent-style-name="Título_20_2_20_em_20_tabela">
      <style:text-properties officeooo:rsid="00bc76fd" officeooo:paragraph-rsid="00c10d9c"/>
    </style:style>
    <style:style style:name="P61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62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paragraph-rsid="00c10d9c" fo:hyphenate="true" fo:hyphenation-remain-char-count="2" fo:hyphenation-push-char-count="2"/>
    </style:style>
    <style:style style:name="P63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bc76fd" officeooo:paragraph-rsid="00bc76fd" fo:hyphenate="true" fo:hyphenation-remain-char-count="2" fo:hyphenation-push-char-count="2"/>
    </style:style>
    <style:style style:name="P64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bc76fd" officeooo:paragraph-rsid="00c10d9c" fo:hyphenate="true" fo:hyphenation-remain-char-count="2" fo:hyphenation-push-char-count="2"/>
    </style:style>
    <style:style style:name="P65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be89bd" officeooo:paragraph-rsid="00be89bd" fo:hyphenate="true" fo:hyphenation-remain-char-count="2" fo:hyphenation-push-char-count="2"/>
    </style:style>
    <style:style style:name="P66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be89bd" officeooo:paragraph-rsid="00c10d9c" fo:hyphenate="true" fo:hyphenation-remain-char-count="2" fo:hyphenation-push-char-count="2"/>
    </style:style>
    <style:style style:name="P67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c0033a" officeooo:paragraph-rsid="00c0033a" fo:hyphenate="true" fo:hyphenation-remain-char-count="2" fo:hyphenation-push-char-count="2"/>
    </style:style>
    <style:style style:name="P68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c0033a" officeooo:paragraph-rsid="00c10d9c" fo:hyphenate="true" fo:hyphenation-remain-char-count="2" fo:hyphenation-push-char-count="2"/>
    </style:style>
    <style:style style:name="P69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c1f35d" officeooo:paragraph-rsid="00c1f35d" fo:hyphenate="true" fo:hyphenation-remain-char-count="2" fo:hyphenation-push-char-count="2"/>
    </style:style>
    <style:style style:name="T1" style:family="text">
      <style:text-properties style:font-name="Carlito" fo:font-style="normal" fo:font-weight="normal" style:font-style-asian="normal" style:font-weight-asian="normal"/>
    </style:style>
    <style:style style:name="T2" style:family="text">
      <style:text-properties style:font-name="Carlito" fo:font-style="normal" fo:font-weight="normal" style:font-style-asian="normal" style:font-weight-asian="normal" style:font-weight-complex="normal"/>
    </style:style>
    <style:style style:name="T3" style:family="text">
      <style:text-properties style:font-name="Carlito" fo:font-style="normal" fo:font-weight="bold" style:font-style-asian="normal" style:font-weight-asian="bold" style:font-weight-complex="bold"/>
    </style:style>
    <style:style style:name="T4" style:family="text">
      <style:text-properties style:font-name="Carlito" fo:font-size="12pt" fo:background-color="transparent" loext:char-shading-value="0" style:font-size-asian="10.5pt"/>
    </style:style>
    <style:style style:name="T5" style:family="text">
      <style:text-properties officeooo:rsid="00130d38"/>
    </style:style>
    <style:style style:name="T6" style:family="text">
      <style:text-properties fo:font-style="normal" fo:font-weight="normal" officeooo:rsid="000ec5fe" style:font-style-asian="normal" style:font-weight-asian="normal"/>
    </style:style>
    <style:style style:name="T7" style:family="text">
      <style:text-properties style:text-outline="false" style:text-line-through-style="none" style:text-line-through-type="none" style:font-name="Carlito" fo:letter-spacing="0.035cm" fo:font-style="normal" fo:text-shadow="none" style:text-underline-style="none" fo:font-weight="normal" style:letter-kerning="true" fo:background-color="transparent" loext:char-shading-value="0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Carlito" fo:letter-spacing="0.035cm" fo:font-style="normal" fo:text-shadow="none" style:text-underline-style="none" fo:font-weight="bold" style:letter-kerning="true" fo:background-color="transparent" loext:char-shading-value="0" style:font-style-asian="normal" style:font-weight-asian="bold" style:font-weight-complex="bold" style:text-emphasize="none"/>
    </style:style>
    <style:style style:name="T9" style:family="text">
      <style:text-properties fo:color="#111c27" style:font-name="Carlito" fo:font-size="12pt" fo:font-style="normal" fo:font-weight="normal" fo:background-color="transparent" loext:char-shading-value="0" style:font-size-asian="10.5pt" style:font-style-asian="normal" style:font-weight-asian="normal" style:font-size-complex="14pt" style:font-weight-complex="normal"/>
    </style:style>
    <style:style style:name="T10" style:family="text">
      <style:text-properties fo:color="#111c27" style:font-name="Carlito" fo:font-size="12pt" fo:font-style="normal" fo:font-weight="normal" officeooo:rsid="0049eee6" fo:background-color="transparent" loext:char-shading-value="0" style:font-size-asian="10.5pt" style:font-style-asian="normal" style:font-weight-asian="normal" style:font-size-complex="14pt" style:font-weight-complex="normal"/>
    </style:style>
    <style:style style:name="T11" style:family="text">
      <style:text-properties fo:color="#111c27" style:font-name="Carlito" fo:font-size="12pt" fo:font-style="normal" fo:font-weight="bold" fo:background-color="transparent" loext:char-shading-value="0" style:font-size-asian="10.5pt" style:font-style-asian="normal" style:font-weight-asian="bold" style:font-size-complex="14pt" style:font-weight-complex="bold"/>
    </style:style>
    <style:style style:name="T12" style:family="text">
      <style:text-properties fo:color="#111c27" style:font-name="Carlito" fo:font-size="12pt" fo:font-style="normal" fo:font-weight="bold" officeooo:rsid="0049eee6" fo:background-color="transparent" loext:char-shading-value="0" style:font-size-asian="10.5pt" style:font-style-asian="normal" style:font-weight-asian="bold" style:font-size-complex="14pt" style:font-weight-complex="bold"/>
    </style:style>
    <style:style style:name="T13" style:family="text">
      <style:text-properties fo:color="#111c27" style:font-name="Carlito" fo:font-size="14pt" fo:font-style="normal" fo:font-weight="bold" style:font-size-asian="14pt" style:font-style-asian="normal" style:font-weight-asian="bold" style:font-size-complex="14pt" style:font-weight-complex="bold"/>
    </style:style>
    <style:style style:name="T14" style:family="text">
      <style:text-properties fo:color="#111c27" style:font-name="Carlito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15" style:family="text">
      <style:text-properties fo:color="#800000"/>
    </style:style>
    <style:style style:name="T16" style:family="text">
      <style:text-properties fo:color="#800000" style:font-name="Carlito" fo:font-size="12pt" fo:font-style="normal" fo:font-weight="normal" fo:background-color="transparent" loext:char-shading-value="0" style:font-size-asian="10.5pt" style:font-style-asian="normal" style:font-weight-asian="normal" style:font-size-complex="14pt" style:font-weight-complex="normal"/>
    </style:style>
    <style:style style:name="T17" style:family="text">
      <style:text-properties fo:color="#800000" style:font-name="Carlito" fo:font-size="12pt" fo:font-style="normal" fo:font-weight="normal" officeooo:rsid="0049eee6" fo:background-color="transparent" loext:char-shading-value="0" style:font-size-asian="10.5pt" style:font-style-asian="normal" style:font-weight-asian="normal" style:font-size-complex="14pt" style:font-weight-complex="normal"/>
    </style:style>
    <style:style style:name="T18" style:family="text">
      <style:text-properties fo:color="#800000" style:font-name="Carlito" fo:font-size="12pt" fo:font-style="normal" fo:font-weight="normal" officeooo:rsid="0050dec3" fo:background-color="transparent" loext:char-shading-value="0" style:font-size-asian="10.5pt" style:font-style-asian="normal" style:font-weight-asian="normal" style:font-size-complex="14pt" style:font-weight-complex="normal"/>
    </style:style>
    <style:style style:name="T19" style:family="text">
      <style:text-properties officeooo:rsid="0023382d"/>
    </style:style>
    <style:style style:name="T20" style:family="text">
      <style:text-properties officeooo:rsid="003a3815"/>
    </style:style>
    <style:style style:name="T21" style:family="text">
      <style:text-properties fo:font-size="10pt" officeooo:rsid="003e6fe8" style:font-size-asian="10pt" style:font-size-complex="10pt"/>
    </style:style>
    <style:style style:name="T22" style:family="text">
      <style:text-properties fo:font-size="10pt" officeooo:rsid="003b89dc" style:font-name-asian="Noto Sans CJK SC Regular" style:font-size-asian="10pt" style:font-name-complex="FreeSans" style:font-size-complex="10pt"/>
    </style:style>
    <style:style style:name="T23" style:family="text">
      <style:text-properties fo:font-size="10pt" officeooo:rsid="003578ca" style:font-name-asian="Noto Sans CJK SC Regular" style:font-size-asian="10pt" style:font-name-complex="FreeSans" style:font-size-complex="10pt"/>
    </style:style>
    <style:style style:name="T24" style:family="text">
      <style:text-properties officeooo:rsid="00458e53"/>
    </style:style>
    <style:style style:name="T25" style:family="text">
      <style:text-properties officeooo:rsid="0049eee6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233f4" style:font-weight-asian="bold" style:font-weight-complex="bold"/>
    </style:style>
    <style:style style:name="T28" style:family="text">
      <style:text-properties officeooo:rsid="00b7fa0b"/>
    </style:style>
    <style:style style:name="T29" style:family="text">
      <style:text-properties officeooo:rsid="00c0033a"/>
    </style:style>
    <style:style style:name="T30" style:family="text">
      <style:text-properties officeooo:rsid="00c10d9c"/>
    </style:style>
    <style:style style:name="T31" style:family="text">
      <style:text-properties officeooo:rsid="00c1f35d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vertical-pos="middle" style:vertical-rel="baseline" style:shadow="none" draw:shadow-opacity="100%"/>
    </style:style>
    <style:style style:name="fr4" style:family="graphic" style:parent-style-name="Frame">
      <style:graphic-properties style:vertical-pos="top" style:vertical-rel="baseline" style:horizontal-pos="center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.00168567179" text:name="py3o.objects.entry_form_date_time"/>
        <text:user-field-decl office:value-type="string" office:string-value="0000" text:name="py3o.objects.entry_form_customer_number"/>
        <text:user-field-decl office:value-type="string" office:string-value="Nome do Posto Shell com Sem Parar" text:name="py3o.objects.entry_form_poi_customer_name"/>
        <text:user-field-decl office:value-type="string" office:string-value="Primeiro nome do responsável" text:name="py3o.objects.entry_form_employee_firstname"/>
        <text:user-field-decl office:value-type="string" office:string-value="INC000000000" text:name="py3o.objects.entry_form_request_number"/>
        <text:user-field-decl office:value-type="string" office:string-value="Problema relatado no ServiceNow" text:name="py3o.objects.entry_form_fault_info_service_now"/>
        <text:user-field-decl office:value-type="string" office:string-value="Antendente Check-in" text:name="py3o.objects.entry_form_checkin_pa"/>
        <text:user-field-decl office:value-type="string" office:string-value="Problema verificado no local" text:name="py3o.objects.entry_form_ocurred_fault"/>
        <text:user-field-decl office:value-type="string" office:string-value="Ações realizadas em campo" text:name="py3o.objects.entry_form_action_done"/>
        <text:user-field-decl office:value-type="string" office:string-value="Atendente check-out" text:name="py3o.objects.entry_form_checkout_pa"/>
        <text:user-field-decl office:value-type="string" office:string-value="Nome do responsável pelo posto no local" text:name="py3o.objects.entry_form_station_responsible_name"/>
        <text:user-field-decl office:value-type="string" office:string-value="e-mail do posto" text:name="py3o.objects.entry_form_station_responsible_email"/>
        <text:user-field-decl office:value-type="string" office:string-value="Item Removido" text:name="py3o.line.entry_form_perf_item"/>
        <text:user-field-decl office:value-type="string" office:string-value="Local onde foi instalado" text:name="py3o.line.entry_form_perf_l_inst"/>
        <text:user-field-decl office:value-type="string" office:string-value="Número Serial" text:name="py3o.line.entry_form_perf_num_serial"/>
        <text:user-field-decl office:value-type="string" office:string-value="Número de Patrimônio" text:name="py3o.line.entry_form_perf_num_pat"/>
        <text:user-field-decl office:value-type="string" office:string-value="Descritivo" text:name="py3o.line.entry_form_file_description"/>
        <text:user-field-decl office:value-type="string" office:string-value="Imagem" text:name="py3o.line.entry_form_file_data"/>
        <text:user-field-decl office:value-type="float" office:value="0.00168567178978681" text:name="py3o.objects.entry_date_from_epoch"/>
      </text:user-field-decls>
      <draw:frame draw:style-name="fr1" draw:name="Quadro1" text:anchor-type="page" text:anchor-page-number="1" svg:y="6.167cm" draw:z-index="1">
        <draw:text-box fo:min-height="0.499cm" fo:min-width="2cm">
          <text:p text:style-name="P3">Relatório de Manutenção <text:span text:style-name="T5">Corretiva</text:span></text:p>
          <text:p text:style-name="P6"/>
          <text:p text:style-name="P4"><text:span text:style-name="T6"><text:user-field-get text:name="py3o.objects.entry_form_customer_number">0000</text:user-field-get></text:span><text:span text:style-name="T6"> – </text:span><text:span text:style-name="T6"><text:user-field-get text:name="py3o.objects.entry_form_poi_customer_name">Nome do Posto Shell com Sem Parar</text:user-field-get></text:span></text:p>
        </draw:text-box>
      </draw:frame>
      <text:p text:style-name="P27"><draw:frame draw:style-name="fr2" draw:name="Quadro2" text:anchor-type="paragraph" svg:x="5.62cm" svg:y="26.541cm" draw:z-index="0"><draw:text-box fo:min-height="0.499cm" fo:min-width="2cm"><text:p text:style-name="P1"><text:span text:style-name="T3">Incidente: </text:span><text:span text:style-name="T2"><text:user-field-get text:name="py3o.objects.entry_form_request_number">INC000000000</text:user-field-get></text:span></text:p><text:p text:style-name="P5"><text:span text:style-name="T13">Data da execução:</text:span><text:span text:style-name="T14"> </text:span><text:span text:style-name="T14"><text:user-field-get style:data-style-name="N36" text:name="py3o.objects.entry_form_date_time">30/12/1899</text:user-field-get></text:span></text:p><text:p text:style-name="P21"/><text:p text:style-name="P2"><text:span text:style-name="T3">Responsável:</text:span><text:span text:style-name="T1"> </text:span><text:span text:style-name="T7"><text:user-field-get text:name="py3o.objects.entry_form_employee_firstname">Primeiro nome do responsável</text:user-field-get></text:span></text:p><text:p text:style-name="P2"><text:span text:style-name="T8">Revisado por:</text:span><text:span text:style-name="T7"> Fabiano Seraggi</text:span></text:p></draw:text-box></draw:frame></text:p>
      <text:h text:style-name="P34" text:outline-level="1">Detalhes do Atendimento</text:h>
      <text:p text:style-name="P10">Informações d<text:span text:style-name="T25">o incidente</text:span>:</text:p>
      <text:list xml:id="list3101097998" text:style-name="L1">
        <text:list-item>
          <text:p text:style-name="P42"><text:span text:style-name="T26">Número do Incidente:</text:span><text:span text:style-name="T4"> </text:span><text:span text:style-name="T9"><text:user-field-get text:name="py3o.objects.entry_form_request_number">INC000000000</text:user-field-get></text:span></text:p>
        </text:list-item>
        <text:list-item>
          <text:p text:style-name="P43"><text:span text:style-name="T12">Problema informado no ServiceNow:</text:span><text:span text:style-name="T10"> </text:span><text:span text:style-name="T10"><text:user-field-get text:name="py3o.objects.entry_form_fault_info_service_now">Problema relatado no ServiceNow</text:user-field-get></text:span></text:p>
        </text:list-item>
        <text:list-item>
          <text:p text:style-name="P44"><text:span text:style-name="T11">Data e hora do recebimento do Incidente:</text:span><text:span text:style-name="T9"> </text:span><text:span text:style-name="T16">DD/MM/AAAA H</text:span><text:span text:style-name="T17">H</text:span><text:span text:style-name="T16">hMMmin</text:span></text:p>
        </text:list-item>
        <text:list-item>
          <text:p text:style-name="P45"><text:span text:style-name="T11">Data e h</text:span><text:span text:style-name="T12">ora do solução do incidente pela E2i9</text:span><text:span text:style-name="T11">:</text:span><text:span text:style-name="T9"> </text:span><text:span text:style-name="T16">DD/MM/AAAA H</text:span><text:span text:style-name="T17">H</text:span><text:span text:style-name="T16">hMMmin</text:span></text:p>
        </text:list-item>
        <text:list-item>
          <text:p text:style-name="P45"><text:span text:style-name="T12">Tempo total até solução pela E2i9</text:span><text:span text:style-name="T11">:</text:span><text:span text:style-name="T9"> </text:span><text:span text:style-name="T16">H</text:span><text:span text:style-name="T18">H</text:span><text:span text:style-name="T16">hMMmin</text:span></text:p>
        </text:list-item>
      </text:list>
      <text:p text:style-name="P11">Informações do Check-in:</text:p>
      <text:list xml:id="list2705642630" text:style-name="L2">
        <text:list-item>
          <text:p text:style-name="P46"><text:span text:style-name="T26">Horário da ligação para Check-in:</text:span> <text:span text:style-name="T15">XxhXXmin</text:span></text:p>
        </text:list-item>
        <text:list-item>
          <text:p text:style-name="P46"><text:span text:style-name="T26">Duração da ligação para Check-in:</text:span> <text:span text:style-name="T15">XXmin</text:span></text:p>
        </text:list-item>
        <text:list-item>
          <text:p text:style-name="P49"><text:span text:style-name="T26">Atendente que realizou o Check-in na PA técnica:</text:span> <text:user-field-get text:name="py3o.objects.entry_form_checkin_pa">Antendente Check-in</text:user-field-get></text:p>
        </text:list-item>
      </text:list>
      <text:p text:style-name="Heading_20_2">Informações sobre as ações em campo:</text:p>
      <text:list xml:id="list1605236158" text:style-name="L3">
        <text:list-item>
          <text:p text:style-name="P50">Problema verificado no local:</text:p>
        </text:list-item>
      </text:list>
      <text:p text:style-name="P7"><text:user-field-get text:name="py3o.objects.entry_form_ocurred_fault">Problema verificado no local</text:user-field-get></text:p>
      <text:list xml:id="list1189505444" text:style-name="L4">
        <text:list-item>
          <text:p text:style-name="P51">Ações realizadas para sanar o problema encontrado e reestabelecer a operação no posto:</text:p>
        </text:list-item>
      </text:list>
      <text:p text:style-name="P8"><text:user-field-get text:name="py3o.objects.entry_form_action_done">Ações realizadas em campo</text:user-field-get></text:p>
      <text:p text:style-name="P13">Informações do Posto:</text:p>
      <text:list xml:id="list2254872512" text:style-name="L5">
        <text:list-item>
          <text:p text:style-name="P52">Endereço do posto:</text:p>
        </text:list-item>
      </text:list>
      <text:p text:style-name="P56">Rua, Número</text:p>
      <text:p text:style-name="P56">Cidade - Estado</text:p>
      <text:list xml:id="list212335090592304" text:continue-numbering="true" text:style-name="L5">
        <text:list-item>
          <text:p text:style-name="P54"><text:span text:style-name="T26">Responsável do posto no local e hora do atendimento:</text:span> <text:user-field-get text:name="py3o.objects.entry_form_station_responsible_name">Nome do responsável pelo posto no local</text:user-field-get></text:p>
        </text:list-item>
      </text:list>
      <text:list xml:id="list268156700" text:style-name="L6">
        <text:list-item>
          <text:p text:style-name="P55"><text:span text:style-name="T26">Endereço eletrônico do posto:</text:span> <text:user-field-get text:name="py3o.objects.entry_form_station_responsible_email">e-mail do posto</text:user-field-get></text:p>
        </text:list-item>
      </text:list>
      <text:p text:style-name="P12">Detalhes do Check-out</text:p>
      <text:list xml:id="list212336132983206" text:continue-list="list2705642630" text:style-name="L2">
        <text:list-item>
          <text:p text:style-name="P47"><text:span text:style-name="T26">Horário da ligação para Check-</text:span><text:span text:style-name="T27">out</text:span><text:span text:style-name="T26">:</text:span> <text:span text:style-name="T15">XxhXXmin</text:span></text:p>
        </text:list-item>
        <text:list-item>
          <text:p text:style-name="P47"><text:span text:style-name="T26">Duração da ligação para Check-</text:span><text:span text:style-name="T27">out</text:span><text:span text:style-name="T26">:</text:span> <text:span text:style-name="T15">XXmin</text:span></text:p>
        </text:list-item>
        <text:list-item>
          <text:p text:style-name="P48"><text:span text:style-name="T26">Atendente que realizou o Check-in na PA técnica:</text:span> <text:user-field-get text:name="py3o.objects.entry_form_checkout_pa">Atendente check-out</text:user-field-get></text:p>
        </text:list-item>
        <text:list-item>
          <text:p text:style-name="P53">Assinatura do Responsável do Posto:</text:p>
        </text:list-item>
      </text:list>
      <text:p text:style-name="P9"><draw:frame draw:style-name="fr4" draw:name="Quadro6" text:anchor-type="as-char" svg:width="4.001cm" draw:z-index="3"><draw:text-box fo:min-height="4.001cm"><text:p text:style-name="Frame_20_contents"/></draw:text-box></draw:frame></text:p>
      <text:h text:style-name="P35" text:outline-level="1">Movimentação Equipamentos no Posto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ítulo_20_2_20_em_20_tabela">Itens <text:span text:style-name="T19">R</text:span>emovidos</text:p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23"/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18"><text:a xlink:type="simple" xlink:href="py3o://for=%22line%20in%20objects.entry_form_perf_rem_ids%22" text:style-name="Internet_20_link" text:visited-style-name="Visited_20_Internet_20_Link"><text:span text:style-name="T20">for="line in objects.entry_form_perf_rem_ids"</text:span></text:a></text:p>
          </table:table-cell>
          <table:covered-table-cell/>
        </table:table-row>
        <table:table-row>
          <table:table-cell table:style-name="Tabela2.A4" table:number-columns-spanned="2" office:value-type="string">
            <text:p text:style-name="P17"><text:a xlink:type="simple" xlink:href="py3o://if=%22line.entry_form_perf_item!='Nenhum'%22" text:style-name="Internet_20_link" text:visited-style-name="Visited_20_Internet_20_Link"><text:span text:style-name="T21">if="line.entry_form_perf_item!='Nenhum'"</text:span></text:a></text:p>
          </table:table-cell>
          <table:covered-table-cell/>
        </table:table-row>
        <table:table-row>
          <table:table-cell table:style-name="Tabela2.A7" office:value-type="string">
            <text:p text:style-name="P16">Item Removido</text:p>
          </table:table-cell>
          <table:table-cell table:style-name="Tabela2.B7" office:value-type="string">
            <text:p text:style-name="P15"><text:user-field-get text:name="py3o.line.entry_form_perf_item">Item Removido</text:user-field-get></text:p>
          </table:table-cell>
        </table:table-row>
        <table:table-row>
          <table:table-cell table:style-name="Tabela2.A7" office:value-type="string">
            <text:p text:style-name="P16">Local onde estava instalado</text:p>
          </table:table-cell>
          <table:table-cell table:style-name="Tabela2.B7" office:value-type="string">
            <text:p text:style-name="P15"><text:user-field-get text:name="py3o.line.entry_form_perf_l_inst">Local onde foi instalado</text:user-field-get></text:p>
          </table:table-cell>
        </table:table-row>
        <table:table-row>
          <table:table-cell table:style-name="Tabela2.A7" office:value-type="string">
            <text:p text:style-name="P16">Número Serial</text:p>
          </table:table-cell>
          <table:table-cell table:style-name="Tabela2.B7" office:value-type="string">
            <text:p text:style-name="P15"><text:user-field-get text:name="py3o.line.entry_form_perf_num_serial">Número Serial</text:user-field-get></text:p>
          </table:table-cell>
        </table:table-row>
        <table:table-row>
          <table:table-cell table:style-name="Tabela2.A8" office:value-type="string">
            <text:p text:style-name="P16">Número de Patrimônio</text:p>
          </table:table-cell>
          <table:table-cell table:style-name="Tabela2.B8" office:value-type="string">
            <text:p text:style-name="P15"><text:user-field-get text:name="py3o.line.entry_form_perf_num_pat">Número de Patrimônio</text:user-field-get></text:p>
          </table:table-cell>
        </table:table-row>
        <table:table-row table:style-name="Tabela2.9">
          <table:table-cell table:style-name="Tabela2.A9" table:number-columns-spanned="2" office:value-type="string">
            <text:p text:style-name="P25"/>
          </table:table-cell>
          <table:covered-table-cell/>
        </table:table-row>
        <table:table-row>
          <table:table-cell table:style-name="Tabela2.A10" table:number-columns-spanned="2" office:value-type="string">
            <text:p text:style-name="P20"><text:a xlink:type="simple" xlink:href="py3o:///if" text:style-name="Internet_20_link" text:visited-style-name="Visited_20_Internet_20_Link"><text:span text:style-name="T22">/if</text:span></text:a></text:p>
          </table:table-cell>
          <table:covered-table-cell/>
        </table:table-row>
        <table:table-row>
          <table:table-cell table:style-name="Tabela2.A11" table:number-columns-spanned="2" office:value-type="string">
            <text:p text:style-name="P19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</table:table-row>
      </table:table>
      <text:p text:style-name="Text_20_body_20_indent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4">Itens <text:span text:style-name="T19">Adicionados</text:span></text:p>
          </table:table-cell>
          <table:covered-table-cell/>
        </table:table-row>
        <table:table-row table:style-name="Tabela3.2">
          <table:table-cell table:style-name="Tabela3.A2" table:number-columns-spanned="2" office:value-type="string">
            <text:p text:style-name="P24"/>
          </table:table-cell>
          <table:covered-table-cell/>
        </table:table-row>
        <table:table-row>
          <table:table-cell table:style-name="Tabela3.A3" table:number-columns-spanned="2" office:value-type="string">
            <text:p text:style-name="P18"><text:a xlink:type="simple" xlink:href="py3o://for=%22line%20in%20objects.entry_form_perf_add_ids%22" text:style-name="Internet_20_link" text:visited-style-name="Visited_20_Internet_20_Link"><text:span text:style-name="T24">for="line in objects.entry_form_perf_add_ids"</text:span></text:a></text:p>
          </table:table-cell>
          <table:covered-table-cell/>
        </table:table-row>
        <table:table-row>
          <table:table-cell table:style-name="Tabela3.A4" table:number-columns-spanned="2" office:value-type="string">
            <text:p text:style-name="P17"><text:a xlink:type="simple" xlink:href="py3o://if=%22line.entry_form_perf_item!='Nenhum'%22" text:style-name="Internet_20_link" text:visited-style-name="Visited_20_Internet_20_Link"><text:span text:style-name="T21">if="line.entry_form_perf_item!='Nenhum'"</text:span></text:a></text:p>
          </table:table-cell>
          <table:covered-table-cell/>
        </table:table-row>
        <table:table-row>
          <table:table-cell table:style-name="Tabela3.A7" office:value-type="string">
            <text:p text:style-name="P16">Item Adicionado</text:p>
          </table:table-cell>
          <table:table-cell table:style-name="Tabela3.B7" office:value-type="string">
            <text:p text:style-name="P15"><text:user-field-get text:name="py3o.line.entry_form_perf_item">Item Removido</text:user-field-get></text:p>
          </table:table-cell>
        </table:table-row>
        <table:table-row>
          <table:table-cell table:style-name="Tabela3.A7" office:value-type="string">
            <text:p text:style-name="P16">Local onde foi instalado</text:p>
          </table:table-cell>
          <table:table-cell table:style-name="Tabela3.B7" office:value-type="string">
            <text:p text:style-name="P15"><text:user-field-get text:name="py3o.line.entry_form_perf_l_inst">Local onde foi instalado</text:user-field-get></text:p>
          </table:table-cell>
        </table:table-row>
        <table:table-row>
          <table:table-cell table:style-name="Tabela3.A7" office:value-type="string">
            <text:p text:style-name="P16">Número Serial</text:p>
          </table:table-cell>
          <table:table-cell table:style-name="Tabela3.B7" office:value-type="string">
            <text:p text:style-name="P15"><text:user-field-get text:name="py3o.line.entry_form_perf_num_serial">Número Serial</text:user-field-get></text:p>
          </table:table-cell>
        </table:table-row>
        <table:table-row>
          <table:table-cell table:style-name="Tabela3.A8" office:value-type="string">
            <text:p text:style-name="P16">Número de Patrimônio</text:p>
          </table:table-cell>
          <table:table-cell table:style-name="Tabela3.B8" office:value-type="string">
            <text:p text:style-name="P15"><text:user-field-get text:name="py3o.line.entry_form_perf_num_pat">Número de Patrimônio</text:user-field-get></text:p>
          </table:table-cell>
        </table:table-row>
        <table:table-row table:style-name="Tabela3.9">
          <table:table-cell table:style-name="Tabela3.A9" table:number-columns-spanned="2" office:value-type="string">
            <text:p text:style-name="P22"/>
          </table:table-cell>
          <table:covered-table-cell/>
        </table:table-row>
        <table:table-row>
          <table:table-cell table:style-name="Tabela3.A10" table:number-columns-spanned="2" office:value-type="string">
            <text:p text:style-name="P20"><text:a xlink:type="simple" xlink:href="py3o:///if" text:style-name="Internet_20_link" text:visited-style-name="Visited_20_Internet_20_Link"><text:span text:style-name="T22">/if</text:span></text:a></text:p>
          </table:table-cell>
          <table:covered-table-cell/>
        </table:table-row>
        <table:table-row>
          <table:table-cell table:style-name="Tabela3.A11" table:number-columns-spanned="2" office:value-type="string">
            <text:p text:style-name="P19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</table:table-row>
      </table:table>
      <text:p text:style-name="P26"/>
      <text:h text:style-name="P36" text:outline-level="1">EPI e Uniforme</text:h>
      <text:p text:style-name="P29"/>
      <text:p text:style-name="P32"><draw:frame draw:style-name="fr3" draw:name="Quadro3" text:anchor-type="as-char" svg:width="7.999cm" svg:height="12cm" draw:z-index="2"><draw:text-box><text:p text:style-name="Frame_20_contents"/></draw:text-box></draw:frame></text:p>
      <text:p text:style-name="P33">Colaborador vestindo o uniforme da Temos e todos os EPIs necessários para o atendimento</text:p>
      <text:h text:style-name="P38" text:outline-level="1">Atendimento Pista Principal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7">EPCs montados para atendimento da Pista Principal</text:p>
          </table:table-cell>
        </table:table-row>
        <table:table-row>
          <table:table-cell table:style-name="Tabela4.A1" office:value-type="string">
            <text:p text:style-name="P61"><draw:frame draw:style-name="fr3" draw:name="py3o.image(objects.entry_form_foto_2.entry_form_file_data, 'png', width=40, height=60, isb64=True)" text:anchor-type="as-char" svg:width="12cm" svg:height="7.999cm" draw:z-index="4"><draw:text-box><text:p text:style-name="Frame_20_contents"/></draw:text-box></draw:frame></text:p>
          </table:table-cell>
        </table:table-row>
      </table:table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59">Comparativo do Estado do Posto</text:p>
          </table:table-cell>
          <table:covered-table-cell/>
        </table:table-row>
        <table:table-row>
          <table:table-cell table:style-name="Tabela1.A1" office:value-type="string">
            <text:p text:style-name="P59">Antes do Atendimento</text:p>
          </table:table-cell>
          <table:table-cell table:style-name="Tabela1.A1" office:value-type="string">
            <text:p text:style-name="P59">Após o Atendimento</text:p>
          </table:table-cell>
        </table:table-row>
        <table:table-row>
          <table:table-cell table:style-name="Tabela1.A1" office:value-type="string">
            <text:p text:style-name="P61"><draw:frame draw:style-name="fr3" draw:name="py3o.image(objects.entry_form_foto_3.entry_form_file_data, 'png', width=40, height=60, isb64=True)" text:anchor-type="as-char" svg:width="4.001cm" svg:height="6.001cm" draw:z-index="5"><draw:text-box><text:p text:style-name="Frame_20_contents"/></draw:text-box></draw:frame></text:p>
            <text:p text:style-name="P63">Selo de Manutenção Pista Principal</text:p>
          </table:table-cell>
          <table:table-cell table:style-name="Tabela1.A1" office:value-type="string">
            <text:p text:style-name="P61"><draw:frame draw:style-name="fr3" draw:name="Quadro5" text:anchor-type="as-char" svg:width="4.001cm" svg:height="6.001cm" draw:z-index="6"><draw:text-box><text:p text:style-name="Frame_20_contents"/></draw:text-box></draw:frame></text:p>
            <text:p text:style-name="P63">Selo de Manutenção Pista Principal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5" table:style-name="Tabela5">
        <table:table-column table:style-name="Tabela5.A"/>
        <table:table-column table:style-name="Tabela5.B"/>
        <table:table-header-rows>
          <text:soft-page-break/>
          <table:table-row>
            <table:table-cell table:style-name="Tabela5.A1" table:number-columns-spanned="2" office:value-type="string">
              <text:p text:style-name="P59">Comparativo do Estado do Posto</text:p>
            </table:table-cell>
            <table:covered-table-cell/>
          </table:table-row>
        </table:table-header-rows>
        <table:table-row>
          <table:table-cell table:style-name="Tabela5.A1" office:value-type="string">
            <text:p text:style-name="P59">Antes do Atendimento</text:p>
          </table:table-cell>
          <table:table-cell table:style-name="Tabela5.A1" office:value-type="string">
            <text:p text:style-name="P59">Após o Atendimento</text:p>
          </table:table-cell>
        </table:table-row>
        <table:table-row>
          <table:table-cell table:style-name="Tabela5.A1" office:value-type="string">
            <text:p text:style-name="P61"><draw:frame draw:style-name="fr3" draw:name="Quadro4" text:anchor-type="as-char" svg:width="4.001cm" svg:height="6.001cm" draw:z-index="7"><draw:text-box><text:p text:style-name="Frame_20_contents"/></draw:text-box></draw:frame></text:p>
            <text:p text:style-name="P65">Armário Pista <text:span text:style-name="T31">Principal </text:span>Fechado com Mo<text:span text:style-name="T29">ldura</text:span></text:p>
          </table:table-cell>
          <table:table-cell table:style-name="Tabela5.A1" office:value-type="string">
            <text:p text:style-name="P61"><draw:frame draw:style-name="fr3" draw:name="Quadro7" text:anchor-type="as-char" svg:width="4.001cm" svg:height="6.001cm" draw:z-index="8"><draw:text-box><text:p text:style-name="Frame_20_contents"/></draw:text-box></draw:frame></text:p>
            <text:p text:style-name="P67">Armário Pista <text:span text:style-name="T31">Principal </text:span>Fechado com Moldura</text:p>
          </table:table-cell>
        </table:table-row>
        <table:table-row>
          <table:table-cell table:style-name="Tabela5.A1" office:value-type="string">
            <text:p text:style-name="P61"><draw:frame draw:style-name="fr3" draw:name="Quadro8" text:anchor-type="as-char" svg:width="4.001cm" svg:height="6.001cm" draw:z-index="9"><draw:text-box><text:p text:style-name="Frame_20_contents"/></draw:text-box></draw:frame></text:p>
            <text:p text:style-name="P65">Armário Pista <text:span text:style-name="T31">Principal Aberto</text:span></text:p>
          </table:table-cell>
          <table:table-cell table:style-name="Tabela5.A1" office:value-type="string">
            <text:p text:style-name="P61"><draw:frame draw:style-name="fr3" draw:name="Quadro9" text:anchor-type="as-char" svg:width="4.001cm" svg:height="6.001cm" draw:z-index="10"><draw:text-box><text:p text:style-name="Frame_20_contents"/></draw:text-box></draw:frame></text:p>
            <text:p text:style-name="P67">Armário Pista <text:span text:style-name="T31">Principal</text:span> <text:span text:style-name="T30">Aberto</text:span></text:p>
          </table:table-cell>
        </table:table-row>
      </table:table>
      <text:p text:style-name="P28"/>
      <text:h text:style-name="P39" text:outline-level="1">Atendimento Pista <text:span text:style-name="T30">Secundária</text:span></text:h>
      <table:table table:name="Tabela6" table:style-name="Tabela6">
        <table:table-column table:style-name="Tabela6.A"/>
        <table:table-row>
          <table:table-cell table:style-name="Tabela6.A1" office:value-type="string">
            <text:p text:style-name="P58">EPCs montados para atendimento da Pista <text:span text:style-name="T31">Secundária</text:span></text:p>
          </table:table-cell>
        </table:table-row>
        <table:table-row>
          <table:table-cell table:style-name="Tabela6.A1" office:value-type="string">
            <text:p text:style-name="P62"><draw:frame draw:style-name="fr3" draw:name="Quadro10" text:anchor-type="as-char" svg:width="12cm" svg:height="7.999cm" draw:z-index="11"><draw:text-box><text:p text:style-name="Frame_20_contents"/></draw:text-box></draw:frame></text:p>
          </table:table-cell>
        </table:table-row>
      </table:table>
      <text:p text:style-name="P31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60">Comparativo do Estado do Posto</text:p>
          </table:table-cell>
          <table:covered-table-cell/>
        </table:table-row>
        <table:table-row>
          <table:table-cell table:style-name="Tabela7.A1" office:value-type="string">
            <text:p text:style-name="P60">Antes do Atendimento</text:p>
          </table:table-cell>
          <table:table-cell table:style-name="Tabela7.A1" office:value-type="string">
            <text:p text:style-name="P60">Após o Atendimento</text:p>
          </table:table-cell>
        </table:table-row>
        <table:table-row>
          <table:table-cell table:style-name="Tabela7.A1" office:value-type="string">
            <text:p text:style-name="P62"><draw:frame draw:style-name="fr3" draw:name="Quadro11" text:anchor-type="as-char" svg:width="4.001cm" svg:height="6.001cm" draw:z-index="12"><draw:text-box><text:p text:style-name="Frame_20_contents"/></draw:text-box></draw:frame></text:p>
            <text:p text:style-name="P64">Selo de Manutenção Pista <text:span text:style-name="T31">Secundária</text:span></text:p>
          </table:table-cell>
          <table:table-cell table:style-name="Tabela7.A1" office:value-type="string">
            <text:p text:style-name="P62"><draw:frame draw:style-name="fr3" draw:name="Quadro12" text:anchor-type="as-char" svg:width="4.001cm" svg:height="6.001cm" draw:z-index="13"><draw:text-box><text:p text:style-name="Frame_20_contents"/></draw:text-box></draw:frame></text:p>
            <text:p text:style-name="P64">Selo de Manutenção Pista <text:span text:style-name="T31">Secundária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able:table table:name="Tabela8" table:style-name="Tabela8">
        <table:table-column table:style-name="Tabela8.A"/>
        <table:table-column table:style-name="Tabela8.B"/>
        <table:table-header-rows>
          <text:soft-page-break/>
          <table:table-row>
            <table:table-cell table:style-name="Tabela8.A1" table:number-columns-spanned="2" office:value-type="string">
              <text:p text:style-name="P60">Comparativo do Estado do Posto</text:p>
            </table:table-cell>
            <table:covered-table-cell/>
          </table:table-row>
        </table:table-header-rows>
        <table:table-row>
          <table:table-cell table:style-name="Tabela8.A1" office:value-type="string">
            <text:p text:style-name="P60">Antes do Atendimento</text:p>
          </table:table-cell>
          <table:table-cell table:style-name="Tabela8.A1" office:value-type="string">
            <text:p text:style-name="P60">Após o Atendimento</text:p>
          </table:table-cell>
        </table:table-row>
        <table:table-row>
          <table:table-cell table:style-name="Tabela8.A1" office:value-type="string">
            <text:p text:style-name="P62"><draw:frame draw:style-name="fr3" draw:name="Quadro13" text:anchor-type="as-char" svg:width="4.001cm" svg:height="6.001cm" draw:z-index="14"><draw:text-box><text:p text:style-name="Frame_20_contents"/></draw:text-box></draw:frame></text:p>
            <text:p text:style-name="P66">Armário Pista <text:span text:style-name="T31">Secundária</text:span> Fechado com Mo<text:span text:style-name="T29">ldura</text:span></text:p>
          </table:table-cell>
          <table:table-cell table:style-name="Tabela8.A1" office:value-type="string">
            <text:p text:style-name="P62"><draw:frame draw:style-name="fr3" draw:name="Quadro14" text:anchor-type="as-char" svg:width="4.001cm" svg:height="6.001cm" draw:z-index="15"><draw:text-box><text:p text:style-name="Frame_20_contents"/></draw:text-box></draw:frame></text:p>
            <text:p text:style-name="P68">Armário Pista <text:span text:style-name="T31">Secundária </text:span>Fechado com Moldura</text:p>
          </table:table-cell>
        </table:table-row>
        <table:table-row>
          <table:table-cell table:style-name="Tabela8.A1" office:value-type="string">
            <text:p text:style-name="P62"><draw:frame draw:style-name="fr3" draw:name="Quadro15" text:anchor-type="as-char" svg:width="4.001cm" svg:height="6.001cm" draw:z-index="16"><draw:text-box><text:p text:style-name="Frame_20_contents"/></draw:text-box></draw:frame></text:p>
            <text:p text:style-name="P66">Armário Pista <text:span text:style-name="T31">Secundária</text:span> <text:span text:style-name="T30">Aberto</text:span></text:p>
          </table:table-cell>
          <table:table-cell table:style-name="Tabela8.A1" office:value-type="string">
            <text:p text:style-name="P62"><draw:frame draw:style-name="fr3" draw:name="Quadro16" text:anchor-type="as-char" svg:width="4.001cm" svg:height="6.001cm" draw:z-index="17"><draw:text-box><text:p text:style-name="Frame_20_contents"/></draw:text-box></draw:frame></text:p>
            <text:p text:style-name="P68">Armário Pista <text:span text:style-name="T31">Secundária</text:span> <text:span text:style-name="T30">Aberto</text:span></text:p>
          </table:table-cell>
        </table:table-row>
      </table:table>
      <text:p text:style-name="P30"/>
      <text:h text:style-name="P37" text:outline-level="1"><text:span text:style-name="T28">Atendimento Servidor</text:span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60">Comparativo do Estado do Posto</text:p>
          </table:table-cell>
          <table:covered-table-cell/>
        </table:table-row>
        <table:table-row>
          <table:table-cell table:style-name="Tabela10.A1" office:value-type="string">
            <text:p text:style-name="P60">Antes do Atendimento</text:p>
          </table:table-cell>
          <table:table-cell table:style-name="Tabela10.A1" office:value-type="string">
            <text:p text:style-name="P60">Após o Atendimento</text:p>
          </table:table-cell>
        </table:table-row>
        <table:table-row>
          <table:table-cell table:style-name="Tabela10.A1" office:value-type="string">
            <text:p text:style-name="P62"><draw:frame draw:style-name="fr3" draw:name="Quadro18" text:anchor-type="as-char" svg:width="4.001cm" svg:height="6.001cm" draw:z-index="18"><draw:text-box><text:p text:style-name="Frame_20_contents"/></draw:text-box></draw:frame></text:p>
            <text:p text:style-name="P69">Selo de Manutenção Rack do Servidor</text:p>
          </table:table-cell>
          <table:table-cell table:style-name="Tabela10.A1" office:value-type="string">
            <text:p text:style-name="P62"><draw:frame draw:style-name="fr3" draw:name="Quadro19" text:anchor-type="as-char" svg:width="4.001cm" svg:height="6.001cm" draw:z-index="19"><draw:text-box><text:p text:style-name="Frame_20_contents"/></draw:text-box></draw:frame></text:p>
            <text:p text:style-name="P64">Selo de Manutenção <text:span text:style-name="T31">Rack Servidor</text:span>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62"><draw:frame draw:style-name="fr3" draw:name="Quadro20" text:anchor-type="as-char" svg:width="4.001cm" svg:height="6.001cm" draw:z-index="20"><draw:text-box><text:p text:style-name="Frame_20_contents"/></draw:text-box></draw:frame></text:p>
              <text:p text:style-name="P69">Rack do Servidor Fechado</text:p>
            </table:table-cell>
            <table:table-cell table:style-name="Tabela11.A1" office:value-type="string">
              <text:p text:style-name="P62"><draw:frame draw:style-name="fr3" draw:name="Quadro21" text:anchor-type="as-char" svg:width="4.001cm" svg:height="6.001cm" draw:z-index="21"><draw:text-box><text:p text:style-name="Frame_20_contents"/></draw:text-box></draw:frame></text:p>
              <text:p text:style-name="P69">Rack do Servidor Fechado</text:p>
            </table:table-cell>
          </table:table-row>
          <table:table-row>
            <table:table-cell table:style-name="Tabela11.A1" office:value-type="string">
              <text:p text:style-name="P62"><draw:frame draw:style-name="fr3" draw:name="Quadro22" text:anchor-type="as-char" svg:width="4.001cm" svg:height="6.001cm" draw:z-index="22"><draw:text-box><text:p text:style-name="Frame_20_contents"/></draw:text-box></draw:frame></text:p>
              <text:p text:style-name="P69">Rack Servidor Aberto</text:p>
            </table:table-cell>
            <table:table-cell table:style-name="Tabela11.A1" office:value-type="string">
              <text:p text:style-name="P62"><draw:frame draw:style-name="fr3" draw:name="Quadro23" text:anchor-type="as-char" svg:width="4.001cm" svg:height="6.001cm" draw:z-index="23"><draw:text-box><text:p text:style-name="Frame_20_contents"/></draw:text-box></draw:frame></text:p>
              <text:p text:style-name="P69">Rack Servidor Aberto</text:p>
            </table:table-cell>
          </table:table-row>
        </table:table-header-rows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1" svg:font-family="Carlito" style:font-family-generic="swiss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8C0AA14D3FB2FD7B.png" xlink:type="simple" xlink:show="embed" xlink:actuate="onLoad"/>
    <draw:fill-image draw:name="fundo_5f_geral" draw:display-name="fundo_geral" xlink:href="Pictures/10000000000009B000000DB49A3A13E0BF53CFA4.png" xlink:type="simple" xlink:show="embed" xlink:actuate="onLoad"/>
    <draw:fill-image draw:name="fundo_5f_primeira" draw:display-name="fundo_primeira" xlink:href="Pictures/10000000000009B000000DB47A26D6DC3CD35D6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bitmap" draw:fill-image-name="fundo_5f_geral"/>
      <style:paragraph-properties fo:text-align="justify" style:justify-single-word="false" fo:hyphenation-ladder-count="no-limit" style:page-number="auto">
        <style:tab-stops/>
        <style:background-image xlink:href="Pictures/10000000000009B000000DB49A3A13E0BF53CFA4.png" xlink:type="simple" xlink:actuate="onLoad" style:repeat="stretch"/>
      </style:paragraph-properties>
      <style:text-properties style:font-name="Carlito" fo:font-family="Carlito" style:font-style-name="Regular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2.499cm" fo:margin-right="0cm" fo:margin-top="0cm" fo:margin-bottom="0.101cm" loext:contextual-spacing="false" fo:line-height="100%" fo:text-indent="0cm" style:auto-text-indent="false" style:writing-mode="lr-tb"/>
      <style:text-properties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2.499cm" fo:margin-right="0cm" fo:margin-top="0cm" fo:margin-bottom="0.21cm" loext:contextual-spacing="false" fo:hyphenation-ladder-count="no-limit" fo:text-indent="0cm" style:auto-text-indent="false" style:page-number="auto" fo:break-before="page" style:writing-mode="lr-tb"/>
      <style:text-properties fo:color="#111c27" fo:font-size="160%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fill-image-name="Sky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>
        <style:background-image xlink:href="Pictures/100000000000005E0000005E8EB61FA2CD91DFBF.png" xlink:type="simple" xlink:actuate="onLoad"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b7fa0b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_5f_geral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background-image xlink:href="Pictures/10000000000009B000000DB49A3A13E0BF53CFA4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.499cm" style:shadow="none" fo:background-color="transparent" style:dynamic-spacing="false" draw:fill="none" draw:opacity="0%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_5f_primeira" draw:opacity="100%" draw:fill-image-width="0cm" draw:fill-image-height="0cm" style:repeat="stretch" draw:fill-image-ref-point-x="0%" draw:fill-image-ref-point-y="0%" draw:fill-image-ref-point="center" draw:tile-repeat-offset="0% vertical" style:footnote-max-height="0cm">
        <style:background-image xlink:href="Pictures/10000000000009B000000DB47A26D6DC3CD35D66.jp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footer>
        <text:p text:style-name="MP2"><text:span text:style-name="MT1">Página </text:span><text:page-number text:select-page="current">9</text:page-number> <text:span text:style-name="MT1">de </text:span><text:span text:style-name="MT1"><text:page-count>9</text:page-count></text:span></text:p>
        <text:p text:style-name="MP2"/>
      </style:footer>
      <style:footer-first>
        <text:p text:style-name="MP2"><text:span text:style-name="MT1">Página </text:span><text:page-number text:select-page="current">2</text:page-number> <text:span text:style-name="MT1">de </text:span><text:span text:style-name="MT1"><text:page-count>9</text:page-count></text:span></text:p>
        <text:p text:style-name="MP2"/>
      </style:footer-first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5-25T20:13:21.576726219</dc:date>
    <meta:editing-duration>P4DT2H47M59S</meta:editing-duration>
    <meta:editing-cycles>115</meta:editing-cycles>
    <meta:generator>LibreOffice/5.3.3.2$Linux_X86_64 LibreOffice_project/30m0$Build-2</meta:generator>
    <meta:print-date>2017-05-25T20:14:06.713393919</meta:print-date>
    <meta:document-statistic meta:table-count="10" meta:image-count="0" meta:object-count="0" meta:page-count="9" meta:paragraph-count="124" meta:word-count="460" meta:character-count="3077" meta:non-whitespace-character-count="2735"/>
  </office:meta>
</office:document-meta>
</file>